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8.625cm" fo:margin-left="5.54cm" table:align="left" fo:background-color="#99ffff">
        <style:background-image/>
      </style:table-properties>
    </style:style>
    <style:style style:name="Tabella1.A" style:family="table-column">
      <style:table-column-properties style:column-width="8.625cm"/>
    </style:style>
    <style:style style:name="Tabella1.1" style:family="table-row">
      <style:table-row-properties style:min-row-height="0.688cm"/>
    </style:style>
    <style:style style:name="Tabella1.A1" style:family="table-cell">
      <style:table-cell-properties fo:padding="0.097cm" fo:border="0.05pt solid #000000"/>
    </style:style>
    <style:style style:name="Tabella1.2" style:family="table-row">
      <style:table-row-properties style:min-row-height="2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4.655cm"/>
    </style:style>
    <style:style style:name="Tabella3" style:family="table">
      <style:table-properties style:width="9.604cm" fo:margin-left="7.419cm" table:align="left" fo:background-color="#66ff66">
        <style:background-image/>
      </style:table-properties>
    </style:style>
    <style:style style:name="Tabella3.A" style:family="table-column">
      <style:table-column-properties style:column-width="9.604cm"/>
    </style:style>
    <style:style style:name="Tabella3.1" style:family="table-row">
      <style:table-row-properties style:min-row-height="0.794cm"/>
    </style:style>
    <style:style style:name="Tabella3.A1" style:family="table-cell">
      <style:table-cell-properties fo:padding="0.097cm" fo:border="0.05pt solid #000000"/>
    </style:style>
    <style:style style:name="Tabella3.2" style:family="table-row">
      <style:table-row-properties style:min-row-height="1.402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2.514cm"/>
    </style:style>
    <style:style style:name="Tabella2" style:family="table">
      <style:table-properties style:width="6.297cm" fo:margin-left="-1.498cm" table:align="left" fo:background-color="#ff9900">
        <style:background-image/>
      </style:table-properties>
    </style:style>
    <style:style style:name="Tabella2.A" style:family="table-column">
      <style:table-column-properties style:column-width="6.297cm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min-row-height="1.14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8.758cm" fo:margin-left="9.165cm" table:align="left" fo:background-color="#83caff">
        <style:background-image/>
      </style:table-properties>
    </style:style>
    <style:style style:name="Tabella4.A" style:family="table-column">
      <style:table-column-properties style:column-width="8.758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1.032cm"/>
    </style:style>
    <style:style style:name="Tabella5" style:family="table">
      <style:table-properties style:width="8.705cm" table:align="left" fo:background-color="#ff9900">
        <style:background-image/>
      </style:table-properties>
    </style:style>
    <style:style style:name="Tabella5.A" style:family="table-column">
      <style:table-column-properties style:column-width="8.705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fo:font-style="italic" style:font-size-asian="11.3500003814697pt" style:font-style-asian="italic" style:font-size-complex="13pt" style:font-style-complex="italic"/>
    </style:style>
    <style:style style:name="P2" style:family="paragraph" style:parent-style-name="Table_20_Contents">
      <style:text-properties fo:font-size="13pt" fo:font-style="italic" fo:font-weight="bold" style:font-size-asian="11.3500003814697pt" style:font-style-asian="italic" style:font-weight-asian="bold" style:font-size-complex="13pt" style:font-style-complex="italic" style:font-weight-complex="bold"/>
    </style:style>
    <style:style style:name="P3" style:family="paragraph" style:parent-style-name="Table_20_Contents">
      <style:text-properties fo:font-size="13pt" fo:font-style="italic" fo:font-weight="bold" officeooo:rsid="00073aa5" officeooo:paragraph-rsid="00073aa5" style:font-size-asian="11.3500003814697pt" style:font-style-asian="italic" style:font-weight-asian="bold" style:font-size-complex="13pt" style:font-style-complex="italic" style:font-weight-complex="bold"/>
    </style:style>
    <style:style style:name="P4" style:family="paragraph" style:parent-style-name="Table_20_Contents">
      <style:text-properties fo:font-size="13pt" fo:font-style="italic" fo:font-weight="bold" officeooo:rsid="000b620c" officeooo:paragraph-rsid="000b620c" style:font-size-asian="11.3500003814697pt" style:font-style-asian="italic" style:font-weight-asian="bold" style:font-size-complex="13pt" style:font-style-complex="italic" style:font-weight-complex="bold"/>
    </style:style>
    <style:style style:name="P5" style:family="paragraph" style:parent-style-name="Table_20_Contents">
      <style:text-properties fo:font-size="13pt" fo:font-style="italic" fo:font-weight="bold" officeooo:rsid="000b620c" officeooo:paragraph-rsid="000dd9b8" style:font-size-asian="11.3500003814697pt" style:font-style-asian="italic" style:font-weight-asian="bold" style:font-size-complex="13pt" style:font-style-complex="italic" style:font-weight-complex="bold"/>
    </style:style>
    <style:style style:name="P6" style:family="paragraph" style:parent-style-name="Table_20_Contents">
      <style:text-properties fo:font-size="13pt" fo:font-style="italic" fo:font-weight="bold" officeooo:rsid="000bdd65" officeooo:paragraph-rsid="000bdd65" style:font-size-asian="11.3500003814697pt" style:font-style-asian="italic" style:font-weight-asian="bold" style:font-size-complex="13pt" style:font-style-complex="italic" style:font-weight-complex="bold"/>
    </style:style>
    <style:style style:name="P7" style:family="paragraph" style:parent-style-name="Table_20_Contents">
      <style:text-properties fo:font-size="13pt" fo:font-style="italic" fo:font-weight="bold" officeooo:rsid="000bdd65" officeooo:paragraph-rsid="000dd9b8" style:font-size-asian="11.3500003814697pt" style:font-style-asian="italic" style:font-weight-asian="bold" style:font-size-complex="13pt" style:font-style-complex="italic" style:font-weight-complex="bold"/>
    </style:style>
    <style:style style:name="P8" style:family="paragraph" style:parent-style-name="Table_20_Contents">
      <style:text-properties fo:font-size="13pt" fo:font-style="italic" style:text-underline-style="none" fo:font-weight="bold" officeooo:rsid="0005dd50" style:font-size-asian="11.3500003814697pt" style:font-style-asian="italic" style:font-weight-asian="bold" style:font-size-complex="13pt" style:font-style-complex="italic" style:font-weight-complex="bold"/>
    </style:style>
    <style:style style:name="P9" style:family="paragraph" style:parent-style-name="Table_20_Contents">
      <style:text-properties fo:font-style="italic" fo:font-weight="bold" officeooo:rsid="00048a7a" officeooo:paragraph-rsid="00048a7a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fo:font-weight="bold" officeooo:rsid="00048a7a" officeooo:paragraph-rsid="000b620c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05dd50" officeooo:paragraph-rsid="0005dd50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a8930" officeooo:paragraph-rsid="000a8930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0b620c" officeooo:paragraph-rsid="000b620c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1708" officeooo:paragraph-rsid="000a8930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1708" officeooo:paragraph-rsid="00091708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0dd9b8" officeooo:paragraph-rsid="000dd9b8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text-properties officeooo:rsid="00091708" officeooo:paragraph-rsid="00091708"/>
    </style:style>
    <style:style style:name="T1" style:family="text">
      <style:text-properties fo:font-size="14pt" fo:font-weight="bold" officeooo:rsid="00026063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48a7a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5dd50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73aa5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b620c" style:font-size-asian="12.25pt" style:font-weight-asian="bold" style:font-size-complex="14pt" style:font-weight-complex="bold"/>
    </style:style>
    <style:style style:name="T6" style:family="text">
      <style:text-properties fo:font-size="14pt" fo:font-style="italic" fo:font-weight="bold" officeooo:rsid="000b620c" style:font-size-asian="12.25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073aa5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0b620c" style:font-size-asian="12.25pt" style:font-style-asian="italic" style:font-weight-asian="bold" style:font-size-complex="14pt" style:font-style-complex="italic" style:font-weight-complex="bold"/>
    </style:style>
    <style:style style:name="T9" style:family="text">
      <style:text-properties fo:font-weight="bold" officeooo:rsid="000a8930" style:font-weight-asian="bold" style:font-weight-complex="bold"/>
    </style:style>
    <style:style style:name="T10" style:family="text">
      <style:text-properties officeooo:rsid="00048a7a"/>
    </style:style>
    <style:style style:name="T11" style:family="text">
      <style:text-properties officeooo:rsid="0005dd5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officeooo:rsid="0005dd50" style:font-weight-asian="bold" style:font-weight-complex="bold"/>
    </style:style>
    <style:style style:name="T14" style:family="text">
      <style:text-properties officeooo:rsid="00091708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48a7a" style:font-style-asian="italic" style:font-weight-asian="bold" style:font-style-complex="italic" style:font-weight-complex="bold"/>
    </style:style>
    <style:style style:name="T17" style:family="text">
      <style:text-properties officeooo:rsid="000a8930"/>
    </style:style>
    <style:style style:name="T18" style:family="text">
      <style:text-properties officeooo:rsid="000b620c"/>
    </style:style>
    <style:style style:name="T19" style:family="text">
      <style:text-properties officeooo:rsid="000bdd65"/>
    </style:style>
    <style:style style:name="T20" style:family="text">
      <style:text-properties officeooo:rsid="000dd9b8"/>
    </style:style>
    <style:style style:name="T21" style:family="text">
      <style:text-properties officeooo:rsid="000ddd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Table_20_Contents"><text:span text:style-name="T1"><text:s text:c="21"/></text:span><text:span text:style-name="T2">Partita</text:span></text:p>
          </table:table-cell>
        </table:table-row>
        <table:table-row table:style-name="Tabella1.2">
          <table:table-cell table:style-name="Tabella1.A2" office:value-type="string">
            <text:p text:style-name="P2">- <text:span text:style-name="T10">Giocatore1 : Tennista</text:span></text:p>
            <text:p text:style-name="P2">- <text:span text:style-name="T10">Giocatore2 : Tennista</text:span></text:p>
            <text:p text:style-name="P2">- <text:span text:style-name="T14">Campodimx : int</text:span></text:p>
            <text:p text:style-name="P2">- <text:span text:style-name="T14">Campodimy : int</text:span></text:p>
            <text:p text:style-name="P2">- <text:span text:style-name="T20">PallinaTennis : Pallina</text:span></text:p>
          </table:table-cell>
        </table:table-row>
        <table:table-row table:style-name="Tabella1.3">
          <table:table-cell table:style-name="Tabella1.A2" office:value-type="string">
            <text:p text:style-name="P9">+ New( : <text:span text:style-name="T20">int , : int</text:span>)</text:p>
            <text:p text:style-name="P18"><text:span text:style-name="T16">+ </text:span><text:span text:style-name="T15">getCampodimx() : int</text:span></text:p>
            <text:p text:style-name="P14">+ getCampodim<text:span text:style-name="T20">y</text:span>() : int</text:p>
            <text:p text:style-name="P18"><text:span text:style-name="T16">+ </text:span><text:span text:style-name="T15">setCampodimx( : int ) : void</text:span></text:p>
            <text:p text:style-name="P15">+ setCampodimy( : int ) : void</text:p>
            <text:p text:style-name="P9">+ Gioco( ) : void</text:p>
            <text:p text:style-name="P9">- <text:span text:style-name="T21">StampaCampo() : void</text:span></text:p>
            <text:p text:style-name="P9">- Set( : int ) : void</text:p>
            <text:p text:style-name="P9">- Turno( : <text:span text:style-name="T19">Tennista</text:span> , : <text:span text:style-name="T19">Tennista </text:span>) : <text:span text:style-name="T11">void</text:span></text:p>
          </table:table-cell>
        </table:table-row>
      </table:table>
      <text:p text:style-name="Standard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Table_20_Contents"><text:s text:c="23"/><text:span text:style-name="T3">Tennista </text:span><text:span text:style-name="T5">&lt;</text:span><text:span text:style-name="T8">Abstract Class</text:span><text:span text:style-name="T5">&gt;</text:span></text:p>
          </table:table-cell>
        </table:table-row>
        <table:table-row table:style-name="Tabella3.2">
          <table:table-cell table:style-name="Tabella3.A2" office:value-type="string">
            <text:p text:style-name="P1">- <text:span text:style-name="T9">Posx</text:span><text:span text:style-name="T13"> : int</text:span></text:p>
            <text:p text:style-name="P8">- <text:span text:style-name="T17">Pos</text:span>y : int</text:p>
            <text:p text:style-name="P8">- <text:span text:style-name="T17">Nome : String</text:span></text:p>
            <text:p text:style-name="P8">- <text:span text:style-name="T17">Punteggio : int</text:span></text:p>
            <text:p text:style-name="P8">- <text:span text:style-name="T17">Set : int</text:span></text:p>
          </table:table-cell>
        </table:table-row>
        <table:table-row table:style-name="Tabella3.3">
          <table:table-cell table:style-name="Tabella3.A2" office:value-type="string">
            <text:p text:style-name="P11">+ New( : <text:span text:style-name="T20">String</text:span>)</text:p>
            <text:p text:style-name="P11">+ get<text:span text:style-name="T17">Pos</text:span>x() : int</text:p>
            <text:p text:style-name="P12">+ <text:span text:style-name="T11">get</text:span>Posy<text:span text:style-name="T11">() : int</text:span></text:p>
            <text:p text:style-name="P12">+ <text:span text:style-name="T11">set</text:span>Posx<text:span text:style-name="T11">( : int ) : void</text:span></text:p>
            <text:p text:style-name="P11">+ set<text:span text:style-name="T17">Posy</text:span>( : int ) : void</text:p>
            <text:p text:style-name="P12">+ getNome() : String</text:p>
            <text:p text:style-name="P12">+ setNome( : String ) : void</text:p>
            <text:p text:style-name="P12">+ getPunteggio() : int</text:p>
            <text:p text:style-name="P12">+ setPunteggio( : int ) : void</text:p>
            <text:p text:style-name="P12">+ getPunteggiotennis() : <text:span text:style-name="T19">String</text:span></text:p>
            <text:p text:style-name="P12">+ getSet() : int</text:p>
            <text:p text:style-name="P12">+ setSet( : int ) : void</text:p>
            <text:p text:style-name="P16">- raggiungibilita( : Pallina) : boolean</text:p>
            <text:p text:style-name="P11"><text:span text:style-name="T20">#</text:span> Muovi( : int , : int , : <text:span text:style-name="T20">int , : int</text:span>) : void</text:p>
            <text:p text:style-name="P11"><text:span text:style-name="T20">#</text:span> Tiro( : Pallina , : <text:span text:style-name="T20">int , : int</text:span>) : <text:span text:style-name="T20">boolean</text:span></text:p>
            <text:p text:style-name="P16">+ Mossa( : Pallina , : int , : int) : boolean <text:span text:style-name="T12">&lt;Abstact</text:span>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Table_20_Contents"><text:span text:style-name="T2"><text:s text:c="16"/></text:span><text:span text:style-name="T3">Pallina</text:span></text:p>
          </table:table-cell>
        </table:table-row>
        <table:table-row table:style-name="Tabella2.2">
          <table:table-cell table:style-name="Tabella2.A2" office:value-type="string">
            <text:p text:style-name="P2">- <text:span text:style-name="T18">Posx : int</text:span></text:p>
            <text:p text:style-name="P2">- <text:span text:style-name="T18">Posy : int</text:span></text:p>
          </table:table-cell>
        </table:table-row>
        <table:table-row>
          <table:table-cell table:style-name="Tabella2.A2" office:value-type="string">
            <text:p text:style-name="P9">+ New()</text:p>
            <text:p text:style-name="P10">+ get<text:span text:style-name="T18">Pos</text:span>x() : int</text:p>
            <text:p text:style-name="P13">+ <text:span text:style-name="T10">get</text:span>Posy<text:span text:style-name="T10">() : int</text:span></text:p>
            <text:p text:style-name="P9">+ set<text:span text:style-name="T18">Pos</text:span>x( : int) : void</text:p>
            <text:p text:style-name="P13">+ <text:span text:style-name="T10">set</text:span>Posy<text:span text:style-name="T10">( : int) : void</text:span></text:p>
            <text:p text:style-name="P9"><text:soft-page-break/>+ SpostaPallina( : int , : int ) :void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Table_20_Contents"><text:s text:c="21"/><text:span text:style-name="T6">Tennista</text:span><text:span text:style-name="T4"> </text:span><text:span text:style-name="T7">Reale</text:span><text:span text:style-name="T4"> </text:span></text:p>
          </table:table-cell>
        </table:table-row>
        <table:table-row>
          <table:table-cell table:style-name="Tabella4.A2" office:value-type="string">
            <text:p text:style-name="P3"/>
          </table:table-cell>
        </table:table-row>
        <table:table-row table:style-name="Tabella4.3">
          <table:table-cell table:style-name="Tabella4.A2" office:value-type="string">
            <text:p text:style-name="P6">+ New( : String)</text:p>
            <text:p text:style-name="P4"><text:span text:style-name="T20">+</text:span> Mossa( : Pallina , : int , : int ) : <text:span text:style-name="T20">boolean</text:span></text:p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17"><text:s text:c="12"/><text:span text:style-name="T18">Tennista Artificiale</text:span></text:p>
          </table:table-cell>
        </table:table-row>
        <table:table-row>
          <table:table-cell table:style-name="Tabella5.A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7">+ New( : String)</text:p>
            <text:p text:style-name="P5"><text:span text:style-name="T20">+</text:span> Mossa( : Pallina , : int , : int ) : <text:span text:style-name="T20">boolean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20:20:18.463000000</meta:creation-date>
    <dc:date>2015-02-09T16:54:35.424407754</dc:date>
    <meta:editing-duration>PT9M49S</meta:editing-duration>
    <meta:editing-cycles>6</meta:editing-cycles>
    <meta:generator>LibreOffice/4.2.7.2$Linux_x86 LibreOffice_project/420m0$Build-2</meta:generator>
    <meta:document-statistic meta:table-count="5" meta:image-count="0" meta:object-count="0" meta:page-count="2" meta:paragraph-count="52" meta:word-count="286" meta:character-count="1294" meta:non-whitespace-character-count="966"/>
  </office:meta>
</office:document-meta>
</file>